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6B29ECE19C4E2792.png" manifest:media-type="image/png"/>
  <manifest:file-entry manifest:full-path="Pictures/100005810000031A0000031A90A9BB170713D465.svg" manifest:media-type="image/svg+xml"/>
  <manifest:file-entry manifest:full-path="Pictures/100000010000001E0000001E8783287F8C85E4D1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295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6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9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language-asian="nl" style:country-asian="NL"/>
    </style:style>
    <style:style style:name="T125" style:family="text">
      <style:text-properties officeooo:rsid="01f5e6f6" style:language-asian="nl" style:country-asian="NL"/>
    </style:style>
    <style:style style:name="T126" style:family="text">
      <style:text-properties officeooo:rsid="014ea810" style:language-asian="nl" style:country-asian="NL"/>
    </style:style>
    <style:style style:name="T127" style:family="text">
      <style:text-properties officeooo:rsid="014ea810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74c64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eff4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text-line-through-style="none" style:text-line-through-type="none" fo:language="en" fo:country="GB" fo:font-weight="normal" officeooo:rsid="03a14ff8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0" style:family="text">
      <style:text-properties officeooo:rsid="0119bd75"/>
    </style:style>
    <style:style style:name="T151" style:family="text">
      <style:text-properties style:font-name="Liberation Sans" fo:font-size="12pt" fo:language="en" fo:country="GB" style:font-size-asian="12pt" style:font-size-complex="12pt"/>
    </style:style>
    <style:style style:name="T152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3" style:family="text">
      <style:text-properties style:font-name="Liberation Sans" fo:language="en" fo:country="GB"/>
    </style:style>
    <style:style style:name="T154" style:family="text">
      <style:text-properties style:font-name="Liberation Sans" fo:language="en" fo:country="GB" officeooo:rsid="01f61662"/>
    </style:style>
    <style:style style:name="T155" style:family="text">
      <style:text-properties officeooo:rsid="01e96954"/>
    </style:style>
    <style:style style:name="T156" style:family="text">
      <style:text-properties officeooo:rsid="020686f0"/>
    </style:style>
    <style:style style:name="T157" style:family="text">
      <style:text-properties officeooo:rsid="02143b9a"/>
    </style:style>
    <style:style style:name="T158" style:family="text">
      <style:text-properties officeooo:rsid="0faa7573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0pt" officeooo:rsid="02182436" style:font-size-asian="10pt" style:font-size-complex="10pt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7">Linux (</text:span>Ubuntu or Debian<text:span text:style-name="T157">)</text:span>.</text:p>
      <text:p text:style-name="P19"><text:span text:style-name="Strong_20_Emphasis"><text:span text:style-name="T71"/></text:span></text:p>
      <text:list xml:id="list2944177490" text:style-name="L1">
        <text:list-item>
          <text:p text:style-name="P72"><text:span text:style-name="T115">Preparing to transfer</text:span><text:span text:style-name="T118"> (</text:span><text:span text:style-name="T120">only </text:span><text:span text:style-name="T121">if </text:span><text:span text:style-name="T122">o</text:span><text:span text:style-name="T123">n</text:span><text:span text:style-name="T118"> Windows </text:span><text:span text:style-name="T119">Desktop</text:span><text:span text:style-name="T118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51">Collect E-mail addresses and mail server addresses </text:span><text:span text:style-name="T152">per user</text:span><text:span text:style-name="T151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7">Install and start Google Chrome, import everything </text:span><text:span text:style-name="T112">per user</text:span><text:span text:style-name="T107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7">Install and start Mozilla Firefox, import everything </text:span><text:span text:style-name="T112">per user</text:span><text:span text:style-name="T107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09">Install and start Mozilla Thunderbird, import </text:span><text:span text:style-name="T113">per user</text:span><text:span text:style-name="T109"> from the </text:span><text:span text:style-name="T108">email program </text:span><text:span text:style-name="T111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7"><text:tab/>Email folders</text:span></text:span><text:span text:style-name="T15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7"><text:tab/></text:span></text:span><text:span text:style-name="T153">ad</text:span><text:span text:style-name="T154">d</text:span><text:span text:style-name="T153">res</text:span><text:span text:style-name="T154">s book</text:span><text:span text:style-name="T15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0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6">If importing fails, export everything in any way possible from the current </text:span><text:span text:style-name="T117">email program</text:span><text:span text:style-name="T116"> to be able to import the data later.</text:span></text:p>
          </table:table-cell>
        </table:table-row>
      </table:table>
      <text:p text:style-name="P24"/>
      <text:list xml:id="list82740745052748" text:continue-list="list2944177490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1">Boot menu/Setup via one of the </text:span><text:span text:style-name="T82">f</text:span><text:span text:style-name="T81">requently used keys:</text:span> Esc, Delete, F1, F2, <text:span text:style-name="T158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9">From a Live USB stick you can boot and work with </text:span><text:span text:style-name="T160">Linux</text:span><text:span text:style-name="Strong_20_Emphasis"><text:span text:style-name="T114"> </text:span></text:span><text:span text:style-name="T159">without modifying any files on the hard drive and also allows installation of </text:span><text:span text:style-name="T160">Linux</text:span><text:span text:style-name="Strong_20_Emphasis"><text:span text:style-name="T114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3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62">releases.ubuntu.com</text:span></text:span></text:a><text:span text:style-name="Strong_20_Emphasis"><text:span text:style-name="T83"> </text:span></text:span><text:span text:style-name="Strong_20_Emphasis"><text:span text:style-name="T86">o</text:span></text:span><text:span text:style-name="Strong_20_Emphasis"><text:span text:style-name="T89">r</text:span></text:span><text:span text:style-name="Strong_20_Emphasis"><text:span text:style-name="T84"> </text:span></text:span><text:a xlink:type="simple" xlink:href="https://www.debian.org/CD/live/" text:style-name="Internet_20_link" text:visited-style-name="Visited_20_Internet_20_Link"><text:span text:style-name="Strong_20_Emphasis"><text:span text:style-name="T161">debian.org/cd/live</text:span></text:span></text:a><text:span text:style-name="Strong_20_Emphasis"><text:span text:style-name="T85"> </text:span></text:span><text:span text:style-name="Strong_20_Emphasis"><text:span text:style-name="T87">(see also Checklist installation).</text:span></text:span><text:span text:style-name="Strong_20_Emphasis"><text:span text:style-name="T83"><text:line-break/></text:span></text:span><text:span text:style-name="Strong_20_Emphasis"><text:span text:style-name="T88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3">karelzimmer.nl</text:span></text:span></text:a><text:span text:style-name="Strong_20_Emphasis"><text:span text:style-name="T88">, under </text:span></text:span><text:span text:style-name="Strong_20_Emphasis"><text:span text:style-name="T90">Linux</text:span></text:span><text:span text:style-name="Strong_20_Emphasis"><text:span text:style-name="T88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6">t</text:span></text:span><text:span text:style-name="Strong_20_Emphasis"><text:span text:style-name="T105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9">&lt;</text:span></text:span><text:span text:style-name="Definition"><text:span text:style-name="T140">Username</text:span></text:span><text:span text:style-name="Definition"><text:span text:style-name="T139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82741221910242" text:continue-numbering="true" text:style-name="L1">
        <text:list-item>
          <text:p text:style-name="P71"><text:span text:style-name="Strong_20_Emphasis"><text:span text:style-name="T103">Install </text:span></text:span><text:span text:style-name="Strong_20_Emphasis"><text:span text:style-name="T104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8">at </text:span></text:span><text:a xlink:type="simple" xlink:href="https://karelzimmer.nl/html/en/home.html" text:style-name="Internet_20_link" text:visited-style-name="Visited_20_Internet_20_Link"><text:span text:style-name="Strong_20_Emphasis"><text:span text:style-name="T164">karelzimmer.nl/en</text:span></text:span></text:a><text:span text:style-name="Strong_20_Emphasis"><text:span text:style-name="T88">, under</text:span></text:span> <text:span text:style-name="T165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8"><text:tab/></text:span></text:span></text:p>
      <text:list xml:id="list82740703845140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2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2"> 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31"/></text:span></text:p>
        </text:list-item>
      </text:list>
      <text:p text:style-name="P21"><text:span text:style-name="Strong_20_Emphasis"><text:span text:style-name="T128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8"><text:tab/></text:span></text:span><text:span text:style-name="Strong_20_Emphasis"><text:span text:style-name="T132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8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8"><text:tab/></text:span></text:span><text:span text:style-name="Strong_20_Emphasis"><text:span text:style-name="T130">Start Firefox and check the operation.</text:span></text:span></text:p>
      <text:p text:style-name="P21"><text:span text:style-name="Strong_20_Emphasis"><text:span text:style-name="T128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8"><text:tab/></text:span></text:span><text:span text:style-name="Strong_20_Emphasis"><text:span text:style-name="T129">Copy the </text:span></text:span><text:span text:style-name="Strong_20_Emphasis"><text:span text:style-name="T130">Thunderbird data </text:span></text:span><text:span text:style-name="Strong_20_Emphasis"><text:span text:style-name="T135">to</text:span></text:span><text:span text:style-name="Strong_20_Emphasis"><text:span text:style-name="T133"> ~/.thunderbird, </text:span></text:span><text:span text:style-name="Strong_20_Emphasis"><text:span text:style-name="T134">o</text:span></text:span><text:span text:style-name="Strong_20_Emphasis"><text:span text:style-name="T135">r</text:span></text:span><text:span text:style-name="Strong_20_Emphasis"><text:span text:style-name="T134"> </text:span></text:span><text:span text:style-name="Strong_20_Emphasis"><text:span text:style-name="T135">to</text:span></text:span><text:span text:style-name="Strong_20_Emphasis"><text:span text:style-name="T134"> </text:span></text:span><text:span text:style-name="Strong_20_Emphasis"><text:span text:style-name="T133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82741171456747" text:continue-numbering="true" text:style-name="L1">
        <text:list-header>
          <text:p text:style-name="P74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2">$HOME</text:span></text:span><text:span text:style-name="User_20_Entry"><text:span text:style-name="T93"> -</text:span></text:span><text:span text:style-name="User_20_Entry"><text:span text:style-name="T94">i</text:span></text:span><text:span text:style-name="User_20_Entry"><text:span text:style-name="T93">name </text:span></text:span><text:span text:style-name="User_20_Entry"><text:span text:style-name="T95">d</text:span></text:span><text:span text:style-name="User_20_Entry"><text:span text:style-name="T93">esktop.ini -</text:span></text:span><text:span text:style-name="User_20_Entry"><text:span text:style-name="T96">d</text:span></text:span><text:span text:style-name="User_20_Entry"><text:span text:style-name="T97">e</text:span></text:span><text:span text:style-name="User_20_Entry"><text:span text:style-name="T96">lete </text:span></text:span><text:span text:style-name="User_20_Entry"><text:span text:style-name="T98">-or </text:span></text:span><text:span text:style-name="User_20_Entry"><text:span text:style-name="T93">-</text:span></text:span><text:span text:style-name="User_20_Entry"><text:span text:style-name="T99">i</text:span></text:span><text:span text:style-name="User_20_Entry"><text:span text:style-name="T93">name </text:span></text:span><text:span text:style-name="User_20_Entry"><text:span text:style-name="T99">t</text:span></text:span><text:span text:style-name="User_20_Entry"><text:span text:style-name="T93">humbs.db -</text:span></text:span><text:span text:style-name="User_20_Entry"><text:span text:style-name="T96">delete -</text:span></text:span><text:span text:style-name="User_20_Entry"><text:span text:style-name="T98">or </text:span></text:span><text:span text:style-name="User_20_Entry"><text:span text:style-name="T93">-name '*.</text:span></text:span><text:span text:style-name="User_20_Entry"><text:span text:style-name="T100">lnk'</text:span></text:span><text:span text:style-name="User_20_Entry"><text:span text:style-name="T93"> -</text:span></text:span><text:span text:style-name="User_20_Entry"><text:span text:style-name="T96">delete -</text:span></text:span><text:span text:style-name="User_20_Entry"><text:span text:style-name="T101">or </text:span></text:span><text:span text:style-name="User_20_Entry"><text:span text:style-name="T93">-</text:span></text:span><text:span text:style-name="User_20_Entry"><text:span text:style-name="T94">i</text:span></text:span><text:span text:style-name="User_20_Entry"><text:span text:style-name="T93">name '*.</text:span></text:span><text:span text:style-name="User_20_Entry"><text:span text:style-name="T102">exe'</text:span></text:span><text:span text:style-name="User_20_Entry"><text:span text:style-name="T93"> -</text:span></text:span><text:span text:style-name="User_20_Entry"><text:span text:style-name="T96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4029928624" text:style-name="L2">
        <text:list-header>
          <text:p text:style-name="P75"><text:span text:style-name="Strong_20_Emphasis"><text:span text:style-name="T149"/></text:span></text:p>
          <text:p text:style-name="P76"><text:span text:style-name="Strong_20_Emphasis"><text:span text:style-name="T149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82740344895164" text:continue-numbering="true" text:style-name="L2">
        <text:list-header>
          <text:p text:style-name="P77"><text:span text:style-name="Emphasis"><text:span text:style-name="T142">Written</text:span></text:span><text:span text:style-name="Emphasis"><text:span text:style-name="T143"> </text:span></text:span><text:span text:style-name="Emphasis"><text:span text:style-name="T144">by</text:span></text:span><text:span text:style-name="Emphasis"><text:span text:style-name="T14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7">Karel Zimmer</text:span></text:span></text:a><text:span text:style-name="Emphasis"><text:span text:style-name="T141">.</text:span></text:span></text:p>
          <text:p text:style-name="P77"><text:span text:style-name="Emphasis"><text:span text:style-name="T141">License </text:span></text:span><text:a xlink:type="simple" xlink:href="https://creativecommons.org/publicdomain/zero/1.0" text:style-name="Internet_20_link" text:visited-style-name="Visited_20_Internet_20_Link"><text:span text:style-name="Emphasis"><text:span text:style-name="T146">CC0 1.0</text:span></text:span></text:a><text:span text:style-name="Emphasis"><text:span text:style-name="T147"> </text:span></text:span><text:span text:style-name="Emphasis"><text:span text:style-name="T148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8783287F8C85E4D1.png" xlink:type="simple" xlink:show="embed" xlink:actuate="onLoad" draw:mime-type="image/png"/></draw:frame></draw:a></text:span></text:span><text:span text:style-name="Emphasis"><text:span text:style-name="T16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6B29ECE19C4E2792.png" xlink:type="simple" xlink:show="embed" xlink:actuate="onLoad" draw:mime-type="image/png"/></draw:frame></draw:a></text:span></text:span><text:span text:style-name="Emphasis"><text:span text:style-name="T166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6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6">e.g</text:span>. Jan <text:span text:style-name="T155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6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6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6">F</text:span>i netw<text:span text:style-name="T156">o</text:span>rk na<text:span text:style-name="T156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6">user</text:span>/<text:span text:style-name="T156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6">User</text:span>/<text:span text:style-name="T156">Seq </text:span><text:span text:style-name="T150">#</text:span></text:p>
          </table:table-cell>
          <table:table-cell table:style-name="Tabel2.A1" office:value-type="string">
            <text:p text:style-name="P54">Email nam<text:span text:style-name="T156">e</text:span></text:p>
          </table:table-cell>
          <table:table-cell table:style-name="Tabel2.A1" office:value-type="string">
            <text:p text:style-name="P54">Email ad<text:span text:style-name="T156">d</text:span>res<text:span text:style-name="T156">s</text:span></text:p>
          </table:table-cell>
          <table:table-cell table:style-name="Tabel2.A1" office:value-type="string">
            <text:p text:style-name="P62"><text:span text:style-name="T156">User </text:span>nam<text:span text:style-name="T156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6">example</text:span>.com)</text:p>
          </table:table-cell>
          <table:table-cell table:style-name="Tabel2.G1" office:value-type="string">
            <text:p text:style-name="P56">Outgoing mail server<text:line-break/>(smtp.<text:span text:style-name="T156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4-02T08:27:39.193053818">02/04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4-02T08:27:39.194209263">02/04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08:27:38.969146756</dc:date>
    <meta:print-date>2014-01-05T10:21:33.960023988</meta:print-date>
    <meta:keyword>Installatie</meta:keyword>
    <meta:keyword>Checklist</meta:keyword>
    <meta:keyword>Linux</meta:keyword>
    <meta:editing-cycles>2450</meta:editing-cycles>
    <meta:editing-duration>P5DT1H19M27S</meta:editing-duration>
    <meta:printed-by>Karel Zimmer</meta:printed-by>
    <dc:creator>Karel Zimmer</dc:creator>
    <meta:document-statistic meta:table-count="5" meta:image-count="2" meta:object-count="0" meta:page-count="4" meta:paragraph-count="156" meta:word-count="584" meta:character-count="4045" meta:non-whitespace-character-count="3328"/>
    <meta:user-defined meta:name="Info 1"/>
    <meta:user-defined meta:name="Info 2"/>
    <meta:user-defined meta:name="Info 3"/>
    <meta:user-defined meta:name="Info 4"/>
  </office:meta>
</office:document-meta>
</file>